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ae00"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fo:color="#0000ff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fo:font-weight="normal" style:font-name-asian="Courier New" style:font-weight-asian="normal" style:font-name-complex="Courier New" style:font-weight-complex="normal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ff950e" fo:font-weight="bold" style:font-weight-asian="bold" style:font-weight-complex="bold"/>
    </style:style>
    <style:style style:name="T6" style:family="text">
      <style:text-properties style:use-window-font-color="true" fo:font-weight="normal" style:font-name-asian="Courier New" style:font-weight-asian="normal" style:font-name-complex="Courier New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yświetlenie wszystkich kategorii, do których są przypisane posty.</text:p>
      <text:p text:style-name="P11">blog\src\BlogBundle\Controller\<text:span text:style-name="T3">PostController.php</text:span> </text:p>
      <text:p text:style-name="P2"><text:s text:c="4"/>public function indexAction(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ies = $em-&gt;getRepository('BlogBundle:Post')-&gt;findAll();</text:p>
      <text:p text:style-name="P2"><text:s text:c="8"/></text:p>
      <text:p text:style-name="P2"><text:s text:c="8"/><text:span text:style-name="T1">$query = $em-&gt;createQuery('SELECT c FROM BlogBundle:Category c LEFT JOIN c.posts p WHERE p.category = c.id');</text:span></text:p>
      <text:p text:style-name="P2"><text:s text:c="8"/>$categories = $query-&gt;getResult();</text:p>
      <text:p text:style-name="P2"/>
      <text:p text:style-name="P2"><text:s text:c="8"/>return $this-&gt;render('BlogBundle:Post:index.html.twig', array(</text:p>
      <text:p text:style-name="P2"><text:s text:c="12"/>'entities' =&gt; $entities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2"/>
      <text:p text:style-name="P2">2. Dopisujemy kategorie do template:</text:p>
      <text:p text:style-name="P2">blog\src\BlogBundle\Resources\views\Post\<text:span text:style-name="T3">index.html.twig</text:span></text:p>
      <text:p text:style-name="P2">blog\src\BlogBundle\Resources\views\Post\<text:span text:style-name="T3">show.html.twig</text:span></text:p>
      <text:p text:style-name="P12"/>
      <text:p text:style-name="P2"><text:s text:c="8"/>&lt;div class="col-md-4"&gt;</text:p>
      <text:p text:style-name="P2"><text:s text:c="12"/>{{ include('BlogBundle:Post:_sidebar.html.twig', <text:span text:style-name="T1">{ 'categories': categories }</text:span>) }}</text:p>
      <text:p text:style-name="P2"><text:s text:c="8"/>&lt;/div&gt;</text:p>
      <text:p text:style-name="P2"/>
      <text:p text:style-name="P2">3.Pętla wyświetlająca kategorię.</text:p>
      <text:p text:style-name="P2">blog\src\BlogBundle\Resources\views\Post\<text:span text:style-name="T3">_sidebar.html.twig</text:span> </text:p>
      <text:p text:style-name="P2"/>
      <text:p text:style-name="P2"><text:s text:c="4"/>&lt;!-- Tab panes --&gt;</text:p>
      <text:p text:style-name="P2"><text:s text:c="4"/>&lt;div class="tab-content"&gt;</text:p>
      <text:p text:style-name="P2"><text:s text:c="8"/>&lt;div class="tab-pane fade in active" id="categories"&gt;</text:p>
      <text:p text:style-name="P2"><text:s text:c="12"/>&lt;div class="list-group"&gt;</text:p>
      <text:p text:style-name="P2"><text:s text:c="16"/><text:span text:style-name="T1">&lt;a class="list-group-item" href="{{ path('post') }}"&gt;All&lt;/a&gt;</text:span></text:p>
      <text:p text:style-name="P1"><text:s text:c="16"/>{% for category in categories %}</text:p>
      <text:p text:style-name="P1"><text:s text:c="16"/>&lt;a class="list-group-item" href="#"&gt; {{ category.name }}&lt;/a&gt;</text:p>
      <text:p text:style-name="P1"><text:s text:c="16"/>{% endfor %}</text:p>
      <text:p text:style-name="P2"><text:s text:c="12"/>&lt;/div&gt;</text:p>
      <text:p text:style-name="P2"><text:s text:c="8"/>&lt;/div&gt;</text:p>
      <text:p text:style-name="P2"><text:s text:c="8"/>&lt;div class="tab-pane fade" id="tags"&gt;</text:p>
      <text:p text:style-name="P2"><text:s text:c="12"/>&lt;p&gt;Tags&lt;/p&gt;</text:p>
      <text:p text:style-name="P2"><text:s text:c="8"/>&lt;/div&gt;</text:p>
      <text:p text:style-name="P2"><text:s text:c="8"/>&lt;div class="tab-pane fade" id="archives"&gt;</text:p>
      <text:p text:style-name="P2"><text:s text:c="12"/>&lt;p&gt;Archives&lt;/p&gt;</text:p>
      <text:p text:style-name="P2"><text:s text:c="8"/>&lt;/div&gt;</text:p>
      <text:p text:style-name="P2"><text:s text:c="4"/>&lt;/div&gt;</text:p>
      <text:p text:style-name="P2"/>
      <text:p text:style-name="P7">Refaktoryzacja category</text:p>
      <text:p text:style-name="P6"/>
      <text:p text:style-name="P6">1. Do pliku dodajemy następujacy wpis</text:p>
      <text:p text:style-name="P6"/>
      <text:p text:style-name="P2"># src/BlogBundle/Resources/config/doctrine/Category.orm.yml</text:p>
      <text:p text:style-name="P2">BlogBundle\Entity\Category:</text:p>
      <text:p text:style-name="P2"><text:s text:c="2"/>type: entity</text:p>
      <text:p text:style-name="P2"><text:s text:c="2"/><text:span text:style-name="T1">repositoryClass: BlogBundle\Repository\CategoryRepository</text:span></text:p>
      <text:p text:style-name="P2"><text:s text:c="2"/>table: category</text:p>
      <text:p text:style-name="P2"/>
      <text:p text:style-name="P4">2. Utworzenie nowego katalogu <text:span text:style-name="T1">Repository</text:span> i klasy <text:span text:style-name="T1">CategoryRepository </text:span>za pomocą polecenia: </text:p>
      <text:p text:style-name="P4"/>
      <text:p text:style-name="P8"><text:span text:style-name="T4"><text:tab/></text:span><text:span text:style-name="T5">php app/console doctrine:generate:entities BlogBundle</text:span></text:p>
      <text:p text:style-name="P9"/>
      <text:p text:style-name="P6">3. W nowo powstałym pliku dodajemy metodę:</text:p>
      <text:p text:style-name="P4"><text:soft-page-break/>src/BlogBundle/<text:span text:style-name="T1">Repository/CategoryRepository.php</text:span></text:p>
      <text:p text:style-name="P2">&lt;?php</text:p>
      <text:p text:style-name="P2"/>
      <text:p text:style-name="P2">namespace BlogBundle\Repository;</text:p>
      <text:p text:style-name="P2"/>
      <text:p text:style-name="P2">/**</text:p>
      <text:p text:style-name="P2"><text:s/>* CategoryRepository</text:p>
      <text:p text:style-name="P2"><text:s/>*</text:p>
      <text:p text:style-name="P2"><text:s/>* This class was generated by the Doctrine ORM. Add your own custom</text:p>
      <text:p text:style-name="P2"><text:s/>* repository methods below.</text:p>
      <text:p text:style-name="P2"><text:s/>*/</text:p>
      <text:p text:style-name="P2">class CategoryRepository extends \Doctrine\ORM\EntityRepository</text:p>
      <text:p text:style-name="P2">{</text:p>
      <text:p text:style-name="P2"><text:s text:c="4"/><text:span text:style-name="T1">public function getWithPosts()</text:span></text:p>
      <text:p text:style-name="P2"><text:s text:c="4"/>{</text:p>
      <text:p text:style-name="P2"><text:s text:c="8"/>$query = $this-&gt;getEntityManager()-&gt;createQuery('SELECT c FROM BlogBundle:Category c LEFT JOIN c.posts p WHERE p.category = c.id');</text:p>
      <text:p text:style-name="P2"/>
      <text:p text:style-name="P2"><text:s text:c="8"/>return $query-&gt;getResult();</text:p>
      <text:p text:style-name="P2"><text:s text:c="4"/>}</text:p>
      <text:p text:style-name="P2">}</text:p>
      <text:p text:style-name="P2"/>
      <text:p text:style-name="P4">4. Modyfikujemy w kotrolerze metody index i show:</text:p>
      <text:p text:style-name="P2"/>
      <text:p text:style-name="P11">blog\src\BlogBundle\Controller\PostController.php </text:p>
      <text:p text:style-name="P2"/>
      <text:p text:style-name="P2"><text:s text:c="4"/>public function indexAction(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ies = $em-&gt;getRepository('BlogBundle:Post')-&gt;findAll();</text:p>
      <text:p text:style-name="P2"><text:s text:c="8"/></text:p>
      <text:p text:style-name="P5"><text:s text:c="8"/>//$query = $em-&gt;createQuery('SELECT c FROM BlogBundle:Category c LEFT JOIN c.posts p WHERE p.category = c.id');</text:p>
      <text:p text:style-name="P5"><text:s text:c="8"/>//$categories = $query-&gt;getResult();</text:p>
      <text:p text:style-name="P2"><text:s text:c="8"/><text:span text:style-name="T1">$categories = $em-&gt;getRepository('BlogBundle:Category')-&gt;getWithPosts();</text:span></text:p>
      <text:p text:style-name="P2"/>
      <text:p text:style-name="P2"><text:s text:c="8"/>return $this-&gt;render('BlogBundle:Post:index.html.twig', array(</text:p>
      <text:p text:style-name="P2"><text:s text:c="12"/>'entities' =&gt; $entities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2"><text:s text:c="4"/>public function showAction($id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y = $em-&gt;getRepository('BlogBundle:Post')-&gt;find($id);</text:p>
      <text:p text:style-name="P2"/>
      <text:p text:style-name="P2"><text:s text:c="8"/>if (!$entity) {</text:p>
      <text:p text:style-name="P2"><text:s text:c="12"/>throw $this-&gt;createNotFoundException('Unable to find Post entity.');</text:p>
      <text:p text:style-name="P2"><text:s text:c="8"/>}</text:p>
      <text:p text:style-name="P2"/>
      <text:p text:style-name="P2"><text:s text:c="8"/>$deleteForm = $this-&gt;createDeleteForm($id);</text:p>
      <text:p text:style-name="P2"><text:s text:c="8"/></text:p>
      <text:p text:style-name="P2"><text:s text:c="7"/><text:span text:style-name="T1"><text:s/>$categories = $em-&gt;getRepository('BlogBundle:Category')-&gt;getWithPosts();</text:span></text:p>
      <text:p text:style-name="P2"/>
      <text:p text:style-name="P2"><text:s text:c="8"/>return $this-&gt;render('BlogBundle:Post:show.html.twig', array(</text:p>
      <text:p text:style-name="P2"><text:s text:c="12"/>'entity' <text:s text:c="5"/>=&gt; $entity,</text:p>
      <text:p text:style-name="P2"><text:s text:c="12"/>'delete_form' =&gt; $deleteForm-&gt;createView()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7"><text:soft-page-break/>Refaktoryzacja post</text:p>
      <text:p text:style-name="P2"/>
      <text:p text:style-name="P6">1. Do pliku dodajemy następujacy wpis</text:p>
      <text:p text:style-name="P2"/>
      <text:p text:style-name="P2"># src/BlogBundle/Resources/config/doctrine/Post.orm.yml</text:p>
      <text:p text:style-name="P2">BlogBundle\Entity\Post:</text:p>
      <text:p text:style-name="P2"><text:s text:c="2"/>type: entity</text:p>
      <text:p text:style-name="P2"><text:s text:c="2"/><text:span text:style-name="T1">repositoryClass: BlogBundle\Repository\PostRepository</text:span></text:p>
      <text:p text:style-name="P2"><text:s text:c="2"/>table: post</text:p>
      <text:p text:style-name="P2"/>
      <text:p text:style-name="P2"><text:span text:style-name="T6">2. Utworzenie nowego katalogu </text:span><text:span text:style-name="T2">Repository</text:span><text:span text:style-name="T6"> i klasy Post</text:span><text:span text:style-name="T2">Repository </text:span><text:span text:style-name="T6">za pomocą polecenia: </text:span></text:p>
      <text:p text:style-name="P4"/>
      <text:p text:style-name="P8"><text:span text:style-name="T4"><text:tab/></text:span><text:span text:style-name="T5">php app/console doctrine:generate:entities BlogBundle</text:span></text:p>
      <text:p text:style-name="P2"/>
      <text:p text:style-name="P2"/>
      <text:p text:style-name="P6">3. W nowo powstałym pliku dodajemy metodę:</text:p>
      <text:p text:style-name="P10"/>
      <text:p text:style-name="P4">src/BlogBundle/<text:span text:style-name="T1">Repository/PostRepository.php</text:span></text:p>
      <text:p text:style-name="P2"/>
      <text:p text:style-name="P2">&lt;?php</text:p>
      <text:p text:style-name="P2"/>
      <text:p text:style-name="P2">namespace BlogBundle\Repository;</text:p>
      <text:p text:style-name="P2"/>
      <text:p text:style-name="P2">/**</text:p>
      <text:p text:style-name="P2"><text:s/>* PostRepository</text:p>
      <text:p text:style-name="P2"><text:s/>*</text:p>
      <text:p text:style-name="P2"><text:s/>* This class was generated by the Doctrine ORM. Add your own custom</text:p>
      <text:p text:style-name="P2"><text:s/>* repository methods below.</text:p>
      <text:p text:style-name="P2"><text:s/>*/</text:p>
      <text:p text:style-name="P2">class PostRepository extends \Doctrine\ORM\EntityRepository</text:p>
      <text:p text:style-name="P2">{</text:p>
      <text:p text:style-name="P2"><text:s text:c="4"/><text:span text:style-name="T1">public function getPostsFromCategory($category_id = null)</text:span></text:p>
      <text:p text:style-name="P2"><text:s text:c="4"/>{</text:p>
      <text:p text:style-name="P2"><text:s text:c="8"/>$qb = $this-&gt;createQueryBuilder('p');</text:p>
      <text:p text:style-name="P2"/>
      <text:p text:style-name="P2"><text:s text:c="8"/>if($category_id)</text:p>
      <text:p text:style-name="P2"><text:s text:c="8"/>{</text:p>
      <text:p text:style-name="P2"><text:s text:c="10"/>$qb-&gt;andWhere('p.category = :category_id')</text:p>
      <text:p text:style-name="P2"><text:s text:c="12"/>-&gt;setParameter('category_id', $category_id);</text:p>
      <text:p text:style-name="P2"><text:s text:c="8"/>}</text:p>
      <text:p text:style-name="P2"/>
      <text:p text:style-name="P2"><text:s text:c="8"/>$query = $qb-&gt;getQuery();</text:p>
      <text:p text:style-name="P2"/>
      <text:p text:style-name="P2"><text:s text:c="8"/>return $query-&gt;getResult(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odanie strony wyświtelającej posty z danej kategorii</text:p>
      <text:p text:style-name="P2"/>
      <text:p text:style-name="P2">1. Dodanie routingu</text:p>
      <text:p text:style-name="P11">blog\src\BlogBundle\Resources\config\<text:span text:style-name="T3">routing.yml</text:span></text:p>
      <text:p text:style-name="P1">blog_category:</text:p>
      <text:p text:style-name="P1"><text:s text:c="4"/>path: <text:s text:c="4"/>/category/{slug}</text:p>
      <text:p text:style-name="P1"><text:s text:c="4"/>defaults: { _controller: BlogBundle:Category:show }</text:p>
      <text:p text:style-name="P2"/>
      <text:p text:style-name="P2">2. Dodajemy metody:</text:p>
      <text:p text:style-name="P11">blog\src\BlogBundle\Entity\Category.php </text:p>
      <text:p text:style-name="P1"><text:s text:c="4"/>private $active_posts;</text:p>
      <text:p text:style-name="P1"><text:s text:c="4"/></text:p>
      <text:p text:style-name="P1"><text:s text:c="4"/>public function setActivePosts($activePosts)</text:p>
      <text:p text:style-name="P1"><text:s text:c="4"/>{</text:p>
      <text:p text:style-name="P1"><text:s text:c="4"/><text:tab/>$this-&gt;active_posts = $activePosts;</text:p>
      <text:p text:style-name="P1"><text:s text:c="4"/>}</text:p>
      <text:p text:style-name="P1"><text:s/></text:p>
      <text:p text:style-name="P1"><text:s text:c="4"/>public function getActivePosts()</text:p>
      <text:p text:style-name="P1"><text:s text:c="4"/>{</text:p>
      <text:p text:style-name="P1"><text:s text:c="4"/><text:tab/>return $this-&gt;active_posts;</text:p>
      <text:p text:style-name="P1"><text:s text:c="4"/>}</text:p>
      <text:p text:style-name="P11"/>
      <text:p text:style-name="P11">3. Dodanie kontrolera</text:p>
      <text:p text:style-name="P11">blog\src\BlogBundle\Controller\<text:span text:style-name="T1">CategoryController.php</text:span></text:p>
      <text:p text:style-name="P2"/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8"/>));</text:p>
      <text:p text:style-name="P2"><text:s text:c="4"/>}</text:p>
      <text:p text:style-name="P2">}</text:p>
      <text:p text:style-name="P2"/>
      <text:p text:style-name="P2"><text:soft-page-break/>3. Dodanie templatki wyświetlającej posty z danej kategorii:</text:p>
      <text:p text:style-name="P11">blog\src\BlogBundle\Resources\views\<text:span text:style-name="T1">Category\show.html.twig</text:span> </text:p>
      <text:p text:style-name="P2"/>
      <text:p text:style-name="P2">{% extends 'BlogBundle::base.html.twig' %}</text:p>
      <text:p text:style-name="P2"/>
      <text:p text:style-name="P2">{% block title %}Blog{% endblock %}</text:p>
      <text:p text:style-name="P2"/>
      <text:p text:style-name="P2">{% block stylesheets %}{% endblock %}</text:p>
      <text:p text:style-name="P2"/>
      <text:p text:style-name="P2">{% block javascripts %}{% endblock %}</text:p>
      <text:p text:style-name="P2"/>
      <text:p text:style-name="P2">{% block body -%}</text:p>
      <text:p text:style-name="P2"><text:s text:c="4"/></text:p>
      <text:p text:style-name="P2">&lt;div class="container"&gt;</text:p>
      <text:p text:style-name="P2"><text:s text:c="4"/>&lt;div class="row"&gt; <text:s text:c="3"/></text:p>
      <text:p text:style-name="P2"><text:s text:c="4"/><text:tab/>&lt;div class="col-lg-12"&gt;</text:p>
      <text:p text:style-name="P2"><text:s text:c="12"/>&lt;div class="page-header"&gt;</text:p>
      <text:p text:style-name="P2"><text:s text:c="16"/>&lt;h2&gt;{{ category.name }}&lt;/h2&gt;</text:p>
      <text:p text:style-name="P2"><text:s text:c="12"/>&lt;/div&gt;</text:p>
      <text:p text:style-name="P2"><text:s text:c="12"/>&lt;ul class="breadcrumb"&gt;</text:p>
      <text:p text:style-name="P2"><text:s text:c="16"/>&lt;li&gt;&lt;a href="{{ path('blog_homepage') }}"&gt;Start&lt;/a&gt;&lt;/li&gt;</text:p>
      <text:p text:style-name="P2"><text:s text:c="16"/>&lt;li&gt;&lt;a href="{{ path('post') }}"&gt;Blog&lt;/a&gt;&lt;/li&gt;</text:p>
      <text:p text:style-name="P2"><text:s text:c="16"/>&lt;li class="active"&gt;{{ category.name }}&lt;/li&gt;</text:p>
      <text:p text:style-name="P2"><text:s text:c="12"/>&lt;/ul&gt;</text:p>
      <text:p text:style-name="P2"><text:s text:c="4"/><text:tab/>&lt;/div&gt;</text:p>
      <text:p text:style-name="P2"><text:s text:c="4"/>&lt;/div&gt;</text:p>
      <text:p text:style-name="P2"><text:s text:c="4"/>&lt;div class="row"&gt;</text:p>
      <text:p text:style-name="P2"><text:s text:c="8"/>&lt;div class="col-md-8"&gt;</text:p>
      <text:p text:style-name="P2"><text:s text:c="8"/>{% for entity in category.activeposts %}</text:p>
      <text:p text:style-name="P2"><text:s text:c="12"/>&lt;h2&gt;&lt;a href="{{ path('post_show', { 'id': entity.id, 'category': entity.category.slug, 'title': entity.titleslug }) }}"&gt;{{ entity.title|title|raw }}&lt;/a&gt;&lt;/h2&gt;</text:p>
      <text:p text:style-name="P2"><text:s text:c="12"/>&lt;p&gt;</text:p>
      <text:p text:style-name="P2"><text:s text:c="16"/>&lt;i class="fa fa-calendar"&gt;&lt;/i&gt; &lt;a href="#"&gt;{% if entity.publishedat %}{{ entity.publishedat|date('l, F j, Y') }}{% endif %}&lt;/a&gt; | </text:p>
      <text:p text:style-name="P2"><text:s text:c="16"/>&lt;i class="fa fa-user"&gt;&lt;/i&gt; &lt;a href="#"&gt;{{ entity.authoremail }}&lt;/a&gt; |</text:p>
      <text:p text:style-name="P2"><text:s text:c="16"/>&lt;i class="fa fa-share-alt"&gt;&lt;/i&gt; &lt;a href="{{ path('blog_category', { 'slug': entity.category.slug }) }}"&gt;{{ entity.category }}&lt;/a&gt;</text:p>
      <text:p text:style-name="P2"><text:s text:c="12"/>&lt;/p&gt;</text:p>
      <text:p text:style-name="P2"><text:s text:c="12"/>&lt;p&gt;</text:p>
      <text:p text:style-name="P2"><text:s text:c="16"/>{{ entity.excerpt|raw|slice(0, 300) }}</text:p>
      <text:p text:style-name="P2"><text:s text:c="16"/>{{ entity.excerpt|length &gt; 300 ? '[...]' : ''}}</text:p>
      <text:p text:style-name="P2"><text:s text:c="16"/>{#{{ entity.excerpt|length &gt; 300 ? entity.excerpt|raw|slice(0,300) ~ '[...]' : entity.excerpt|raw }}#}</text:p>
      <text:p text:style-name="P2"><text:s text:c="12"/>&lt;/p&gt;</text:p>
      <text:p text:style-name="P2"><text:s text:c="12"/>&lt;a class="btn btn-primary" href="{{ path('post_show', { 'id': entity.id, 'category': entity.category.slug, 'title': entity.titleslug }) }}"&gt;Read More &lt;i class="fa fa-angle-right"&gt;&lt;/i&gt;&lt;/a&gt;</text:p>
      <text:p text:style-name="P2"><text:s text:c="12"/>&lt;hr/&gt;</text:p>
      <text:p text:style-name="P2"><text:s text:c="8"/>{% endfor %} </text:p>
      <text:p text:style-name="P2"><text:s text:c="8"/>&lt;/div&gt;</text:p>
      <text:p text:style-name="P2"><text:s text:c="8"/>&lt;div class="col-md-4"&gt;</text:p>
      <text:p text:style-name="P2"><text:s text:c="12"/>{{ include('BlogBundle:Post:_sidebar.html.twig', { 'categories': categories }) }}</text:p>
      <text:p text:style-name="P2"><text:s text:c="8"/>&lt;/div&gt;</text:p>
      <text:p text:style-name="P2"><text:s text:c="4"/>&lt;/div&gt;</text:p>
      <text:p text:style-name="P2">&lt;/div&gt;</text:p>
      <text:p text:style-name="P2"/>
      <text:p text:style-name="P2">{% endblock %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28M12S</meta:editing-duration>
    <meta:editing-cycles>49</meta:editing-cycles>
    <meta:generator>OpenOffice.org/3.3$Win32 OpenOffice.org_project/330m20$Build-9567</meta:generator>
    <dc:date>2015-12-23T12:08:58.59</dc:date>
    <dc:creator>szymon idczak</dc:creator>
    <meta:document-statistic meta:table-count="0" meta:image-count="0" meta:object-count="0" meta:page-count="5" meta:paragraph-count="223" meta:word-count="688" meta:character-count="8372"/>
    <meta:user-defined meta:name="Info 1"/>
    <meta:user-defined meta:name="Info 2"/>
    <meta:user-defined meta:name="Info 3"/>
    <meta:user-defined meta:name="Info 4"/>
  </office:meta>
</office:document-meta>
</file>